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O-128MB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2176" calcext:value-type="float">
            <text:p>2176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21152" calcext:value-type="float">
            <text:p>21152</text:p>
          </table:table-cell>
          <table:table-cell office:value-type="float" office:value="21089" calcext:value-type="float">
            <text:p>21089</text:p>
          </table:table-cell>
          <table:table-cell table:number-columns-repeated="5"/>
          <table:table-cell table:formula="of:=['GO-128MB'.N7]-['GO-128MB'.$L7]" office:value-type="float" office:value="-13.0896551724138" calcext:value-type="float">
            <text:p>-13,0896551724</text:p>
          </table:table-cell>
          <table:table-cell table:formula="of:=['GO-128MB'.O7]-['GO-128MB'.$L7]" office:value-type="float" office:value="178.910344827586" calcext:value-type="float">
            <text:p>178,910344827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2046" calcext:value-type="float">
            <text:p>2046</text:p>
          </table:table-cell>
          <table:table-cell/>
          <table:table-cell office:value-type="float" office:value="20894" calcext:value-type="float">
            <text:p>20894</text:p>
          </table:table-cell>
          <table:table-cell office:value-type="float" office:value="20834" calcext:value-type="float">
            <text:p>20834</text:p>
          </table:table-cell>
          <table:table-cell/>
          <table:table-cell office:value-type="string" calcext:value-type="string">
            <text:p>numElem</text:p>
          </table:table-cell>
          <table:table-cell office:value-type="string" calcext:value-type="string">
            <text:p>numerosa varianza</text:p>
          </table:table-cell>
          <table:table-cell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float" office:value="20702" calcext:value-type="float">
            <text:p>20702</text:p>
          </table:table-cell>
          <table:table-cell office:value-type="float" office:value="20641" calcext:value-type="float">
            <text:p>2064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VERAGE(['GO-128MB'.$B$60:.$B$210])" office:value-type="float" office:value="158.089655172414" calcext:value-type="float">
            <text:p>158,0896551724</text:p>
          </table:table-cell>
          <table:table-cell table:formula="of:=STDEV(['GO-128MB'.$B$60:.$B$210])" office:value-type="float" office:value="35.6469800110478" calcext:value-type="float">
            <text:p>35,646980011</text:p>
          </table:table-cell>
          <table:table-cell table:formula="of:=MIN(['GO-128MB'.$B$5:.$B$104])" office:value-type="float" office:value="145" calcext:value-type="float">
            <text:p>145</text:p>
          </table:table-cell>
          <table:table-cell table:formula="of:=MAX(['GO-128MB'.$B$5:.$B$104])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float" office:value="20658" calcext:value-type="float">
            <text:p>20658</text:p>
          </table:table-cell>
          <table:table-cell office:value-type="float" office:value="20589" calcext:value-type="float">
            <text:p>2058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GO-128MB'.$E$5:.$E$210])" office:value-type="float" office:value="1907.65" calcext:value-type="float">
            <text:p>1907,65</text:p>
          </table:table-cell>
          <table:table-cell table:formula="of:=STDEV(['GO-128MB'.$E$5:.$E$210])" office:value-type="float" office:value="119.244512531371" calcext:value-type="float">
            <text:p>119,2445125314</text:p>
          </table:table-cell>
          <table:table-cell table:formula="of:=MIN(['GO-128MB'.$E$9:.$E$104])" office:value-type="float" office:value="1712" calcext:value-type="float">
            <text:p>1712</text:p>
          </table:table-cell>
          <table:table-cell table:formula="of:=MAX(['GO-128MB'.$E$9:.$E$104])"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2197" calcext:value-type="float">
            <text:p>2197</text:p>
          </table:table-cell>
          <table:table-cell office:value-type="float" office:value="2139" calcext:value-type="float">
            <text:p>2139</text:p>
          </table:table-cell>
          <table:table-cell/>
          <table:table-cell office:value-type="float" office:value="20206" calcext:value-type="float">
            <text:p>20206</text:p>
          </table:table-cell>
          <table:table-cell office:value-type="float" office:value="20142" calcext:value-type="float">
            <text:p>201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AVERAGE(['GO-128MB'.$H$5:.$H$41])" office:value-type="float" office:value="19379.4324324324" calcext:value-type="float">
            <text:p>19379,4324324324</text:p>
          </table:table-cell>
          <table:table-cell table:formula="of:=STDEV(['GO-128MB'.$H$5:.$H$41])" office:value-type="float" office:value="596.378074553222" calcext:value-type="float">
            <text:p>596,3780745532</text:p>
          </table:table-cell>
          <table:table-cell table:formula="of:=MIN(['GO-128MB'.$H$6:.$H$81])" office:value-type="float" office:value="1900" calcext:value-type="float">
            <text:p>1900</text:p>
          </table:table-cell>
          <table:table-cell table:formula="of:=MAX(['GO-128MB'.$H$6:.$H$79])" office:value-type="float" office:value="20834" calcext:value-type="float">
            <text:p>2083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2142" calcext:value-type="float">
            <text:p>2142</text:p>
          </table:table-cell>
          <table:table-cell/>
          <table:table-cell office:value-type="float" office:value="19910" calcext:value-type="float">
            <text:p>19910</text:p>
          </table:table-cell>
          <table:table-cell office:value-type="float" office:value="19849" calcext:value-type="float">
            <text:p>19849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19802" calcext:value-type="float">
            <text:p>19802</text:p>
          </table:table-cell>
          <table:table-cell office:value-type="float" office:value="19743" calcext:value-type="float">
            <text:p>1974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float" office:value="19706" calcext:value-type="float">
            <text:p>19706</text:p>
          </table:table-cell>
          <table:table-cell office:value-type="float" office:value="19644" calcext:value-type="float">
            <text:p>19644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1892" calcext:value-type="float">
            <text:p>1892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19602" calcext:value-type="float">
            <text:p>19602</text:p>
          </table:table-cell>
          <table:table-cell office:value-type="float" office:value="19541" calcext:value-type="float">
            <text:p>19541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float" office:value="19601" calcext:value-type="float">
            <text:p>19601</text:p>
          </table:table-cell>
          <table:table-cell office:value-type="float" office:value="19536" calcext:value-type="float">
            <text:p>19536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838" calcext:value-type="float">
            <text:p>1838</text:p>
          </table:table-cell>
          <table:table-cell/>
          <table:table-cell office:value-type="float" office:value="19505" calcext:value-type="float">
            <text:p>19505</text:p>
          </table:table-cell>
          <table:table-cell office:value-type="float" office:value="19441" calcext:value-type="float">
            <text:p>19441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105" calcext:value-type="float">
            <text:p>2105</text:p>
          </table:table-cell>
          <table:table-cell office:value-type="float" office:value="2046" calcext:value-type="float">
            <text:p>2046</text:p>
          </table:table-cell>
          <table:table-cell/>
          <table:table-cell office:value-type="float" office:value="19495" calcext:value-type="float">
            <text:p>19495</text:p>
          </table:table-cell>
          <table:table-cell office:value-type="float" office:value="19403" calcext:value-type="float">
            <text:p>19403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9397" calcext:value-type="float">
            <text:p>19397</text:p>
          </table:table-cell>
          <table:table-cell office:value-type="float" office:value="19336" calcext:value-type="float">
            <text:p>193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float" office:value="19396" calcext:value-type="float">
            <text:p>19396</text:p>
          </table:table-cell>
          <table:table-cell office:value-type="float" office:value="19336" calcext:value-type="float">
            <text:p>193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903" calcext:value-type="float">
            <text:p>1903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float" office:value="19396" calcext:value-type="float">
            <text:p>19396</text:p>
          </table:table-cell>
          <table:table-cell office:value-type="float" office:value="19332" calcext:value-type="float">
            <text:p>19332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float" office:value="19396" calcext:value-type="float">
            <text:p>19396</text:p>
          </table:table-cell>
          <table:table-cell office:value-type="float" office:value="19308" calcext:value-type="float">
            <text:p>19308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901" calcext:value-type="float">
            <text:p>1901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float" office:value="19493" calcext:value-type="float">
            <text:p>19493</text:p>
          </table:table-cell>
          <table:table-cell office:value-type="float" office:value="19296" calcext:value-type="float">
            <text:p>19296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19304" calcext:value-type="float">
            <text:p>19304</text:p>
          </table:table-cell>
          <table:table-cell office:value-type="float" office:value="19243" calcext:value-type="float">
            <text:p>19243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19238" calcext:value-type="float">
            <text:p>19238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937" calcext:value-type="float">
            <text:p>1937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19237" calcext:value-type="float">
            <text:p>19237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float" office:value="19293" calcext:value-type="float">
            <text:p>19293</text:p>
          </table:table-cell>
          <table:table-cell office:value-type="float" office:value="19234" calcext:value-type="float">
            <text:p>19234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092" calcext:value-type="float">
            <text:p>2092</text:p>
          </table:table-cell>
          <table:table-cell office:value-type="float" office:value="2031" calcext:value-type="float">
            <text:p>2031</text:p>
          </table:table-cell>
          <table:table-cell/>
          <table:table-cell office:value-type="float" office:value="19197" calcext:value-type="float">
            <text:p>19197</text:p>
          </table:table-cell>
          <table:table-cell office:value-type="float" office:value="19138" calcext:value-type="float">
            <text:p>19138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2144" calcext:value-type="float">
            <text:p>2144</text:p>
          </table:table-cell>
          <table:table-cell/>
          <table:table-cell office:value-type="float" office:value="19194" calcext:value-type="float">
            <text:p>19194</text:p>
          </table:table-cell>
          <table:table-cell office:value-type="float" office:value="19136" calcext:value-type="float">
            <text:p>19136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2231" calcext:value-type="float">
            <text:p>2231</text:p>
          </table:table-cell>
          <table:table-cell/>
          <table:table-cell office:value-type="float" office:value="19190" calcext:value-type="float">
            <text:p>19190</text:p>
          </table:table-cell>
          <table:table-cell office:value-type="float" office:value="19131" calcext:value-type="float">
            <text:p>19131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07" calcext:value-type="float">
            <text:p>220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float" office:value="19196" calcext:value-type="float">
            <text:p>19196</text:p>
          </table:table-cell>
          <table:table-cell office:value-type="float" office:value="19107" calcext:value-type="float">
            <text:p>19107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19099" calcext:value-type="float">
            <text:p>19099</text:p>
          </table:table-cell>
          <table:table-cell office:value-type="float" office:value="19039" calcext:value-type="float">
            <text:p>19039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float" office:value="19100" calcext:value-type="float">
            <text:p>19100</text:p>
          </table:table-cell>
          <table:table-cell office:value-type="float" office:value="19037" calcext:value-type="float">
            <text:p>19037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9087" calcext:value-type="float">
            <text:p>19087</text:p>
          </table:table-cell>
          <table:table-cell office:value-type="float" office:value="19027" calcext:value-type="float">
            <text:p>19027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935" calcext:value-type="float">
            <text:p>1935</text:p>
          </table:table-cell>
          <table:table-cell/>
          <table:table-cell office:value-type="float" office:value="19095" calcext:value-type="float">
            <text:p>19095</text:p>
          </table:table-cell>
          <table:table-cell office:value-type="float" office:value="19005" calcext:value-type="float">
            <text:p>19005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1772" calcext:value-type="float">
            <text:p>1772</text:p>
          </table:table-cell>
          <table:table-cell office:value-type="float" office:value="1712" calcext:value-type="float">
            <text:p>1712</text:p>
          </table:table-cell>
          <table:table-cell/>
          <table:table-cell office:value-type="float" office:value="19009" calcext:value-type="float">
            <text:p>19009</text:p>
          </table:table-cell>
          <table:table-cell office:value-type="float" office:value="18945" calcext:value-type="float">
            <text:p>18945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1849" calcext:value-type="float">
            <text:p>1849</text:p>
          </table:table-cell>
          <table:table-cell/>
          <table:table-cell office:value-type="float" office:value="19002" calcext:value-type="float">
            <text:p>19002</text:p>
          </table:table-cell>
          <table:table-cell office:value-type="float" office:value="18942" calcext:value-type="float">
            <text:p>18942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18996" calcext:value-type="float">
            <text:p>18996</text:p>
          </table:table-cell>
          <table:table-cell office:value-type="float" office:value="18937" calcext:value-type="float">
            <text:p>18937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float" office:value="18903" calcext:value-type="float">
            <text:p>18903</text:p>
          </table:table-cell>
          <table:table-cell office:value-type="float" office:value="18843" calcext:value-type="float">
            <text:p>18843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902" calcext:value-type="float">
            <text:p>1902</text:p>
          </table:table-cell>
          <table:table-cell/>
          <table:table-cell office:value-type="float" office:value="18798" calcext:value-type="float">
            <text:p>18798</text:p>
          </table:table-cell>
          <table:table-cell office:value-type="float" office:value="18738" calcext:value-type="float">
            <text:p>18738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748" calcext:value-type="float">
            <text:p>1748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18732" calcext:value-type="float">
            <text:p>18732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1934" calcext:value-type="float">
            <text:p>1934</text:p>
          </table:table-cell>
          <table:table-cell/>
          <table:table-cell office:value-type="float" office:value="18702" calcext:value-type="float">
            <text:p>18702</text:p>
          </table:table-cell>
          <table:table-cell office:value-type="float" office:value="18643" calcext:value-type="float">
            <text:p>18643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901" calcext:value-type="float">
            <text:p>1901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8689" calcext:value-type="float">
            <text:p>18689</text:p>
          </table:table-cell>
          <table:table-cell office:value-type="float" office:value="18627" calcext:value-type="float">
            <text:p>18627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float" office:value="1900" calcext:value-type="float">
            <text:p>1900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806" calcext:value-type="float">
            <text:p>1806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37" calcext:value-type="float">
            <text:p>1937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38" calcext:value-type="float">
            <text:p>1938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1847" calcext:value-type="float">
            <text:p>1847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942" calcext:value-type="float">
            <text:p>1942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float" office:value="1841" calcext:value-type="float">
            <text:p>1841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840" calcext:value-type="float">
            <text:p>1840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38" calcext:value-type="float">
            <text:p>1938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1747" calcext:value-type="float">
            <text:p>1747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937" calcext:value-type="float">
            <text:p>1937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902" calcext:value-type="float">
            <text:p>1902</text:p>
          </table:table-cell>
          <table:table-cell office:value-type="float" office:value="1844" calcext:value-type="float">
            <text:p>1844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40" calcext:value-type="float">
            <text:p>1840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902" calcext:value-type="float">
            <text:p>1902</text:p>
          </table:table-cell>
          <table:table-cell office:value-type="float" office:value="1845" calcext:value-type="float">
            <text:p>1845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float" office:value="1805" calcext:value-type="float">
            <text:p>1805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901" calcext:value-type="float">
            <text:p>1901</text:p>
          </table:table-cell>
          <table:table-cell office:value-type="float" office:value="1843" calcext:value-type="float">
            <text:p>1843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float" office:value="1841" calcext:value-type="float">
            <text:p>1841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894" calcext:value-type="float">
            <text:p>1894</text:p>
          </table:table-cell>
          <table:table-cell office:value-type="float" office:value="1838" calcext:value-type="float">
            <text:p>1838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2102" calcext:value-type="float">
            <text:p>2102</text:p>
          </table:table-cell>
          <table:table-cell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float" office:value="1747" calcext:value-type="float">
            <text:p>1747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38" calcext:value-type="float">
            <text:p>1938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43" calcext:value-type="float">
            <text:p>1943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float" office:value="1838" calcext:value-type="float">
            <text:p>1838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798" calcext:value-type="float">
            <text:p>1798</text:p>
          </table:table-cell>
          <table:table-cell office:value-type="float" office:value="1741" calcext:value-type="float">
            <text:p>1741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float" office:value="1726" calcext:value-type="float">
            <text:p>1726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2090" calcext:value-type="float">
            <text:p>2090</text:p>
          </table:table-cell>
          <table:table-cell office:value-type="float" office:value="2032" calcext:value-type="float">
            <text:p>2032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42" calcext:value-type="float">
            <text:p>1942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1848" calcext:value-type="float">
            <text:p>1848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36" calcext:value-type="float">
            <text:p>1936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43" calcext:value-type="float">
            <text:p>1843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902" calcext:value-type="float">
            <text:p>1902</text:p>
          </table:table-cell>
          <table:table-cell office:value-type="float" office:value="1842" calcext:value-type="float">
            <text:p>1842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936" calcext:value-type="float">
            <text:p>1936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892" calcext:value-type="float">
            <text:p>1892</text:p>
          </table:table-cell>
          <table:table-cell office:value-type="float" office:value="1835" calcext:value-type="float">
            <text:p>1835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108" calcext:value-type="float">
            <text:p>2108</text:p>
          </table:table-cell>
          <table:table-cell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906" calcext:value-type="float">
            <text:p>1906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937" calcext:value-type="float">
            <text:p>1937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841" calcext:value-type="float">
            <text:p>1841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753" calcext:value-type="float">
            <text:p>1753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1846" calcext:value-type="float">
            <text:p>1846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float" office:value="1745" calcext:value-type="float">
            <text:p>1745</text:p>
          </table:table-cell>
          <table:table-cell table:number-columns-repeated="3"/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2037" calcext:value-type="float">
            <text:p>2037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40" calcext:value-type="float">
            <text:p>1840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40" calcext:value-type="float">
            <text:p>1840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1941" calcext:value-type="float">
            <text:p>1941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42" calcext:value-type="float">
            <text:p>1942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1834" calcext:value-type="float">
            <text:p>1834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941" calcext:value-type="float">
            <text:p>1941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41" calcext:value-type="float">
            <text:p>1941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943" calcext:value-type="float">
            <text:p>1943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18" calcext:value-type="float">
            <text:p>1918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939" calcext:value-type="float">
            <text:p>1939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40" calcext:value-type="float">
            <text:p>1940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902" calcext:value-type="float">
            <text:p>1902</text:p>
          </table:table-cell>
          <table:table-cell office:value-type="float" office:value="1845" calcext:value-type="float">
            <text:p>1845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35" calcext:value-type="float">
            <text:p>1935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2043" calcext:value-type="float">
            <text:p>2043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102" calcext:value-type="float">
            <text:p>2102</text:p>
          </table:table-cell>
          <table:table-cell office:value-type="float" office:value="2039" calcext:value-type="float">
            <text:p>2039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938" calcext:value-type="float">
            <text:p>1938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2037" calcext:value-type="float">
            <text:p>2037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1836" calcext:value-type="float">
            <text:p>1836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903" calcext:value-type="float">
            <text:p>1903</text:p>
          </table:table-cell>
          <table:table-cell office:value-type="float" office:value="1847" calcext:value-type="float">
            <text:p>1847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947" calcext:value-type="float">
            <text:p>1947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901" calcext:value-type="float">
            <text:p>1901</text:p>
          </table:table-cell>
          <table:table-cell office:value-type="float" office:value="1843" calcext:value-type="float">
            <text:p>1843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2105" calcext:value-type="float">
            <text:p>2105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2136" calcext:value-type="float">
            <text:p>2136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840" calcext:value-type="float">
            <text:p>1840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1747" calcext:value-type="float">
            <text:p>1747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901" calcext:value-type="float">
            <text:p>1901</text:p>
          </table:table-cell>
          <table:table-cell office:value-type="float" office:value="1843" calcext:value-type="float">
            <text:p>1843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936" calcext:value-type="float">
            <text:p>1936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938" calcext:value-type="float">
            <text:p>1938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2243" calcext:value-type="float">
            <text:p>2243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2138" calcext:value-type="float">
            <text:p>2138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2035" calcext:value-type="float">
            <text:p>2035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2040" calcext:value-type="float">
            <text:p>2040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942" calcext:value-type="float">
            <text:p>1942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840" calcext:value-type="float">
            <text:p>1840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935" calcext:value-type="float">
            <text:p>1935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944" calcext:value-type="float">
            <text:p>1944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1845" calcext:value-type="float">
            <text:p>1845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1940" calcext:value-type="float">
            <text:p>1940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841" calcext:value-type="float">
            <text:p>1841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1847" calcext:value-type="float">
            <text:p>1847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799" calcext:value-type="float">
            <text:p>1799</text:p>
          </table:table-cell>
          <table:table-cell office:value-type="float" office:value="1709" calcext:value-type="float">
            <text:p>1709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932" calcext:value-type="float">
            <text:p>1932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01" calcext:value-type="float">
            <text:p>1901</text:p>
          </table:table-cell>
          <table:table-cell office:value-type="float" office:value="1844" calcext:value-type="float">
            <text:p>1844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38" calcext:value-type="float">
            <text:p>1938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207" calcext:value-type="float">
            <text:p>2207</text:p>
          </table:table-cell>
          <table:table-cell office:value-type="float" office:value="2148" calcext:value-type="float">
            <text:p>2148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296" calcext:value-type="float">
            <text:p>2296</text:p>
          </table:table-cell>
          <table:table-cell office:value-type="float" office:value="2237" calcext:value-type="float">
            <text:p>2237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298" calcext:value-type="float">
            <text:p>2298</text:p>
          </table:table-cell>
          <table:table-cell office:value-type="float" office:value="2239" calcext:value-type="float">
            <text:p>2239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297" calcext:value-type="float">
            <text:p>2297</text:p>
          </table:table-cell>
          <table:table-cell office:value-type="float" office:value="2233" calcext:value-type="float">
            <text:p>2233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346" calcext:value-type="float">
            <text:p>2346</text:p>
          </table:table-cell>
          <table:table-cell office:value-type="float" office:value="2239" calcext:value-type="float">
            <text:p>2239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37" calcext:value-type="float">
            <text:p>1937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804" calcext:value-type="float">
            <text:p>1804</text:p>
          </table:table-cell>
          <table:table-cell office:value-type="float" office:value="1746" calcext:value-type="float">
            <text:p>1746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34" calcext:value-type="float">
            <text:p>1934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836" calcext:value-type="float">
            <text:p>1836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743" calcext:value-type="float">
            <text:p>1743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105" calcext:value-type="float">
            <text:p>2105</text:p>
          </table:table-cell>
          <table:table-cell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37" calcext:value-type="float">
            <text:p>1937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1846" calcext:value-type="float">
            <text:p>1846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1832" calcext:value-type="float">
            <text:p>1832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841" calcext:value-type="float">
            <text:p>184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43" calcext:value-type="float">
            <text:p>1843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799" calcext:value-type="float">
            <text:p>1799</text:p>
          </table:table-cell>
          <table:table-cell office:value-type="float" office:value="1742" calcext:value-type="float">
            <text:p>1742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2041" calcext:value-type="float">
            <text:p>2041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float" office:value="1744" calcext:value-type="float">
            <text:p>1744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float" office:value="1837" calcext:value-type="float">
            <text:p>1837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911" calcext:value-type="float">
            <text:p>1911</text:p>
          </table:table-cell>
          <table:table-cell office:value-type="float" office:value="1848" calcext:value-type="float">
            <text:p>1848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26" calcext:value-type="float">
            <text:p>1926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1838" calcext:value-type="float">
            <text:p>1838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1806" calcext:value-type="float">
            <text:p>1806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902" calcext:value-type="float">
            <text:p>1902</text:p>
          </table:table-cell>
          <table:table-cell office:value-type="float" office:value="1837" calcext:value-type="float">
            <text:p>1837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2194" calcext:value-type="float">
            <text:p>2194</text:p>
          </table:table-cell>
          <table:table-cell office:value-type="float" office:value="2135" calcext:value-type="float">
            <text:p>213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42" calcext:value-type="float">
            <text:p>1942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840" calcext:value-type="float">
            <text:p>1840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44" calcext:value-type="float">
            <text:p>1844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1945" calcext:value-type="float">
            <text:p>1945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float" office:value="1841" calcext:value-type="float">
            <text:p>184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945" calcext:value-type="float">
            <text:p>194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43" calcext:value-type="float">
            <text:p>1843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42" calcext:value-type="float">
            <text:p>1942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36" calcext:value-type="float">
            <text:p>1936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42" calcext:value-type="float">
            <text:p>1942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41" calcext:value-type="float">
            <text:p>1941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109" calcext:value-type="float">
            <text:p>2109</text:p>
          </table:table-cell>
          <table:table-cell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28" calcext:value-type="float">
            <text:p>1928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40" calcext:value-type="float">
            <text:p>1940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1844" calcext:value-type="float">
            <text:p>1844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1879" calcext:value-type="float">
            <text:p>187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799" calcext:value-type="float">
            <text:p>1799</text:p>
          </table:table-cell>
          <table:table-cell office:value-type="float" office:value="1741" calcext:value-type="float">
            <text:p>1741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1742" calcext:value-type="float">
            <text:p>1742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092" calcext:value-type="float">
            <text:p>2092</text:p>
          </table:table-cell>
          <table:table-cell office:value-type="float" office:value="2001" calcext:value-type="float">
            <text:p>2001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1846" calcext:value-type="float">
            <text:p>1846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939" calcext:value-type="float">
            <text:p>1939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889" calcext:value-type="float">
            <text:p>1889</text:p>
          </table:table-cell>
          <table:table-cell office:value-type="float" office:value="1822" calcext:value-type="float">
            <text:p>1822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901" calcext:value-type="float">
            <text:p>1901</text:p>
          </table:table-cell>
          <table:table-cell office:value-type="float" office:value="1842" calcext:value-type="float">
            <text:p>1842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407" calcext:value-type="float">
            <text:p>2407</text:p>
          </table:table-cell>
          <table:table-cell office:value-type="float" office:value="2350" calcext:value-type="float">
            <text:p>2350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390" calcext:value-type="float">
            <text:p>2390</text:p>
          </table:table-cell>
          <table:table-cell office:value-type="float" office:value="2302" calcext:value-type="float">
            <text:p>2302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948" calcext:value-type="float">
            <text:p>1948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1836" calcext:value-type="float">
            <text:p>1836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807" calcext:value-type="float">
            <text:p>1807</text:p>
          </table:table-cell>
          <table:table-cell office:value-type="float" office:value="1751" calcext:value-type="float">
            <text:p>1751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892" calcext:value-type="float">
            <text:p>1892</text:p>
          </table:table-cell>
          <table:table-cell office:value-type="float" office:value="1833" calcext:value-type="float">
            <text:p>1833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742" calcext:value-type="float">
            <text:p>1742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102" calcext:value-type="float">
            <text:p>2102</text:p>
          </table:table-cell>
          <table:table-cell office:value-type="float" office:value="2042" calcext:value-type="float">
            <text:p>2042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941" calcext:value-type="float">
            <text:p>1941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43" calcext:value-type="float">
            <text:p>1843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float" office:value="1837" calcext:value-type="float">
            <text:p>1837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747" calcext:value-type="float">
            <text:p>1747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29" calcext:value-type="float">
            <text:p>1929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852" calcext:value-type="float">
            <text:p>1852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748" calcext:value-type="float">
            <text:p>1748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1802" calcext:value-type="float">
            <text:p>1802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838" calcext:value-type="float">
            <text:p>1838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804" calcext:value-type="float">
            <text:p>1804</text:p>
          </table:table-cell>
          <table:table-cell office:value-type="float" office:value="1744" calcext:value-type="float">
            <text:p>1744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1931" calcext:value-type="float">
            <text:p>1931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841" calcext:value-type="float">
            <text:p>1841</text:p>
          </table:table-cell>
          <table:table-cell table:number-columns-repeated="10"/>
        </table:table-row>
      </table:table>
      <table:table table:name="GO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float" office:value="10166" calcext:value-type="float">
            <text:p>10166</text:p>
          </table:table-cell>
          <table:table-cell office:value-type="float" office:value="10116" calcext:value-type="float">
            <text:p>10116</text:p>
          </table:table-cell>
          <table:table-cell table:number-columns-repeated="5"/>
          <table:table-cell table:formula="of:=['GO-256MB'.N7]-['GO-256MB'.$L7]" office:value-type="float" office:value="2.35502958579882" calcext:value-type="float">
            <text:p>2,3550295858</text:p>
          </table:table-cell>
          <table:table-cell table:formula="of:=['GO-256MB'.O7]-['GO-256MB'.$L7]" office:value-type="float" office:value="87.3550295857988" calcext:value-type="float">
            <text:p>87,35502958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044" calcext:value-type="float">
            <text:p>1044</text:p>
          </table:table-cell>
          <table:table-cell/>
          <table:table-cell office:value-type="float" office:value="10106" calcext:value-type="float">
            <text:p>10106</text:p>
          </table:table-cell>
          <table:table-cell office:value-type="float" office:value="10060" calcext:value-type="float">
            <text:p>10060</text:p>
          </table:table-cell>
          <table:table-cell/>
          <table:table-cell office:value-type="string" calcext:value-type="string">
            <text:p>numElem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float" office:value="10103" calcext:value-type="float">
            <text:p>10103</text:p>
          </table:table-cell>
          <table:table-cell office:value-type="float" office:value="10054" calcext:value-type="float">
            <text:p>10054</text:p>
          </table:table-cell>
          <table:table-cell/>
          <table:table-cell table:formula="of:=204-58"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formula="of:=AVERAGE(['GO-256MB'.$B$36:.$B$210])" office:value-type="float" office:value="39.6449704142012" calcext:value-type="float">
            <text:p>39,6449704142</text:p>
          </table:table-cell>
          <table:table-cell table:formula="of:=STDEV(['GO-256MB'.$B$36:.$B$210])" office:value-type="float" office:value="6.68006015836366" calcext:value-type="float">
            <text:p>6,6800601584</text:p>
          </table:table-cell>
          <table:table-cell table:formula="of:=MIN(['GO-256MB'.$B$5:.$B$104])" office:value-type="float" office:value="42" calcext:value-type="float">
            <text:p>42</text:p>
          </table:table-cell>
          <table:table-cell table:formula="of:=MAX(['GO-256MB'.$B$5:.$B$104]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10084" calcext:value-type="float">
            <text:p>10084</text:p>
          </table:table-cell>
          <table:table-cell office:value-type="float" office:value="9999" calcext:value-type="float">
            <text:p>9999</text:p>
          </table:table-cell>
          <table:table-cell/>
          <table:table-cell table:formula="of:=203-8"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GO-256MB'.$E$5:.$E$210])" office:value-type="float" office:value="879.74" calcext:value-type="float">
            <text:p>879,74</text:p>
          </table:table-cell>
          <table:table-cell table:formula="of:=STDEV(['GO-256MB'.$E$5:.$E$210])" office:value-type="float" office:value="64.7483136506505" calcext:value-type="float">
            <text:p>64,7483136507</text:p>
          </table:table-cell>
          <table:table-cell table:formula="of:=MIN(['GO-256MB'.$E$5:.$E$104])" office:value-type="float" office:value="852" calcext:value-type="float">
            <text:p>852</text:p>
          </table:table-cell>
          <table:table-cell table:formula="of:=MAX(['GO-256MB'.$E$6:.$E$104])"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10009" calcext:value-type="float">
            <text:p>10009</text:p>
          </table:table-cell>
          <table:table-cell office:value-type="float" office:value="9953" calcext:value-type="float">
            <text:p>995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256MB'.$H$5:.$H$87])" office:value-type="float" office:value="9276.13953488372" calcext:value-type="float">
            <text:p>9276,1395348837</text:p>
          </table:table-cell>
          <table:table-cell table:formula="of:=STDEV(['GO-256MB'.$H$5:.$H$87])" office:value-type="float" office:value="440.2232973106" calcext:value-type="float">
            <text:p>440,223297310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9951" calcext:value-type="float">
            <text:p>9951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float" office:value="9993" calcext:value-type="float">
            <text:p>9993</text:p>
          </table:table-cell>
          <table:table-cell office:value-type="float" office:value="9943" calcext:value-type="float">
            <text:p>994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9905" calcext:value-type="float">
            <text:p>9905</text:p>
          </table:table-cell>
          <table:table-cell office:value-type="float" office:value="9855" calcext:value-type="float">
            <text:p>9855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97" calcext:value-type="float">
            <text:p>1097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9905" calcext:value-type="float">
            <text:p>9905</text:p>
          </table:table-cell>
          <table:table-cell office:value-type="float" office:value="9853" calcext:value-type="float">
            <text:p>9853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9898" calcext:value-type="float">
            <text:p>9898</text:p>
          </table:table-cell>
          <table:table-cell office:value-type="float" office:value="9852" calcext:value-type="float">
            <text:p>9852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9707" calcext:value-type="float">
            <text:p>9707</text:p>
          </table:table-cell>
          <table:table-cell office:value-type="float" office:value="9663" calcext:value-type="float">
            <text:p>9663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9526" calcext:value-type="float">
            <text:p>9526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156" calcext:value-type="float">
            <text:p>1156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float" office:value="9503" calcext:value-type="float">
            <text:p>9503</text:p>
          </table:table-cell>
          <table:table-cell office:value-type="float" office:value="9458" calcext:value-type="float">
            <text:p>9458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9511" calcext:value-type="float">
            <text:p>9511</text:p>
          </table:table-cell>
          <table:table-cell office:value-type="float" office:value="9456" calcext:value-type="float">
            <text:p>9456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float" office:value="9393" calcext:value-type="float">
            <text:p>9393</text:p>
          </table:table-cell>
          <table:table-cell office:value-type="float" office:value="9343" calcext:value-type="float">
            <text:p>934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9385" calcext:value-type="float">
            <text:p>9385</text:p>
          </table:table-cell>
          <table:table-cell office:value-type="float" office:value="9340" calcext:value-type="float">
            <text:p>9340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9294" calcext:value-type="float">
            <text:p>9294</text:p>
          </table:table-cell>
          <table:table-cell office:value-type="float" office:value="9251" calcext:value-type="float">
            <text:p>9251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9297" calcext:value-type="float">
            <text:p>9297</text:p>
          </table:table-cell>
          <table:table-cell office:value-type="float" office:value="9247" calcext:value-type="float">
            <text:p>9247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9293" calcext:value-type="float">
            <text:p>9293</text:p>
          </table:table-cell>
          <table:table-cell office:value-type="float" office:value="9234" calcext:value-type="float">
            <text:p>9234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9227" calcext:value-type="float">
            <text:p>9227</text:p>
          </table:table-cell>
          <table:table-cell office:value-type="float" office:value="9162" calcext:value-type="float">
            <text:p>9162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9153" calcext:value-type="float">
            <text:p>9153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9151" calcext:value-type="float">
            <text:p>9151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9199" calcext:value-type="float">
            <text:p>9199</text:p>
          </table:table-cell>
          <table:table-cell office:value-type="float" office:value="9151" calcext:value-type="float">
            <text:p>9151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9115" calcext:value-type="float">
            <text:p>9115</text:p>
          </table:table-cell>
          <table:table-cell office:value-type="float" office:value="9065" calcext:value-type="float">
            <text:p>9065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9093" calcext:value-type="float">
            <text:p>9093</text:p>
          </table:table-cell>
          <table:table-cell office:value-type="float" office:value="9051" calcext:value-type="float">
            <text:p>9051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9103" calcext:value-type="float">
            <text:p>9103</text:p>
          </table:table-cell>
          <table:table-cell office:value-type="float" office:value="9050" calcext:value-type="float">
            <text:p>9050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9218" calcext:value-type="float">
            <text:p>9218</text:p>
          </table:table-cell>
          <table:table-cell office:value-type="float" office:value="9040" calcext:value-type="float">
            <text:p>904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9012" calcext:value-type="float">
            <text:p>9012</text:p>
          </table:table-cell>
          <table:table-cell office:value-type="float" office:value="8963" calcext:value-type="float">
            <text:p>8963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9004" calcext:value-type="float">
            <text:p>9004</text:p>
          </table:table-cell>
          <table:table-cell office:value-type="float" office:value="8955" calcext:value-type="float">
            <text:p>8955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float" office:value="9004" calcext:value-type="float">
            <text:p>9004</text:p>
          </table:table-cell>
          <table:table-cell office:value-type="float" office:value="8950" calcext:value-type="float">
            <text:p>895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8986" calcext:value-type="float">
            <text:p>8986</text:p>
          </table:table-cell>
          <table:table-cell office:value-type="float" office:value="8942" calcext:value-type="float">
            <text:p>894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←</text:p>
          </table:table-cell>
          <table:table-cell office:value-type="float" office:value="1002" calcext:value-type="float">
            <text:p>1002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8994" calcext:value-type="float">
            <text:p>8994</text:p>
          </table:table-cell>
          <table:table-cell office:value-type="float" office:value="8937" calcext:value-type="float">
            <text:p>8937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8990" calcext:value-type="float">
            <text:p>8990</text:p>
          </table:table-cell>
          <table:table-cell office:value-type="float" office:value="8935" calcext:value-type="float">
            <text:p>893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8990" calcext:value-type="float">
            <text:p>8990</text:p>
          </table:table-cell>
          <table:table-cell office:value-type="float" office:value="8933" calcext:value-type="float">
            <text:p>8933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8990" calcext:value-type="float">
            <text:p>8990</text:p>
          </table:table-cell>
          <table:table-cell office:value-type="float" office:value="8905" calcext:value-type="float">
            <text:p>890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8910" calcext:value-type="float">
            <text:p>8910</text:p>
          </table:table-cell>
          <table:table-cell office:value-type="float" office:value="8862" calcext:value-type="float">
            <text:p>8862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8898" calcext:value-type="float">
            <text:p>8898</text:p>
          </table:table-cell>
          <table:table-cell office:value-type="float" office:value="8857" calcext:value-type="float">
            <text:p>8857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8897" calcext:value-type="float">
            <text:p>8897</text:p>
          </table:table-cell>
          <table:table-cell office:value-type="float" office:value="8841" calcext:value-type="float">
            <text:p>8841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8897" calcext:value-type="float">
            <text:p>8897</text:p>
          </table:table-cell>
          <table:table-cell office:value-type="float" office:value="8838" calcext:value-type="float">
            <text:p>8838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8897" calcext:value-type="float">
            <text:p>8897</text:p>
          </table:table-cell>
          <table:table-cell office:value-type="float" office:value="8835" calcext:value-type="float">
            <text:p>8835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8808" calcext:value-type="float">
            <text:p>8808</text:p>
          </table:table-cell>
          <table:table-cell office:value-type="float" office:value="8754" calcext:value-type="float">
            <text:p>8754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8801" calcext:value-type="float">
            <text:p>8801</text:p>
          </table:table-cell>
          <table:table-cell office:value-type="float" office:value="8750" calcext:value-type="float">
            <text:p>875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8689" calcext:value-type="float">
            <text:p>8689</text:p>
          </table:table-cell>
          <table:table-cell office:value-type="float" office:value="8640" calcext:value-type="float">
            <text:p>864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936" calcext:value-type="float">
            <text:p>936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936" calcext:value-type="float">
            <text:p>936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935" calcext:value-type="float">
            <text:p>935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935" calcext:value-type="float">
            <text:p>935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935" calcext:value-type="float">
            <text:p>935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933" calcext:value-type="float">
            <text:p>933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933" calcext:value-type="float">
            <text:p>933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932" calcext:value-type="float">
            <text:p>932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932" calcext:value-type="float">
            <text:p>932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931" calcext:value-type="float">
            <text:p>931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931" calcext:value-type="float">
            <text:p>931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931" calcext:value-type="float">
            <text:p>931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931" calcext:value-type="float">
            <text:p>931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931" calcext:value-type="float">
            <text:p>931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930" calcext:value-type="float">
            <text:p>930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930" calcext:value-type="float">
            <text:p>930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928" calcext:value-type="float">
            <text:p>928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928" calcext:value-type="float">
            <text:p>928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928" calcext:value-type="float">
            <text:p>928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927" calcext:value-type="float">
            <text:p>927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926" calcext:value-type="float">
            <text:p>926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926" calcext:value-type="float">
            <text:p>926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923" calcext:value-type="float">
            <text:p>923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923" calcext:value-type="float">
            <text:p>923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922" calcext:value-type="float">
            <text:p>922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918" calcext:value-type="float">
            <text:p>918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917" calcext:value-type="float">
            <text:p>917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915" calcext:value-type="float">
            <text:p>915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899" calcext:value-type="float">
            <text:p>899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863" calcext:value-type="float">
            <text:p>863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863" calcext:value-type="float">
            <text:p>863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863" calcext:value-type="float">
            <text:p>863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858" calcext:value-type="float">
            <text:p>858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857" calcext:value-type="float">
            <text:p>857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857" calcext:value-type="float">
            <text:p>857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57" calcext:value-type="float">
            <text:p>857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56" calcext:value-type="float">
            <text:p>856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854" calcext:value-type="float">
            <text:p>854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854" calcext:value-type="float">
            <text:p>854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54" calcext:value-type="float">
            <text:p>854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853" calcext:value-type="float">
            <text:p>853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853" calcext:value-type="float">
            <text:p>853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53" calcext:value-type="float">
            <text:p>853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52" calcext:value-type="float">
            <text:p>852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52" calcext:value-type="float">
            <text:p>852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52" calcext:value-type="float">
            <text:p>852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852" calcext:value-type="float">
            <text:p>852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852" calcext:value-type="float">
            <text:p>852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52" calcext:value-type="float">
            <text:p>85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852" calcext:value-type="float">
            <text:p>85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851" calcext:value-type="float">
            <text:p>851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851" calcext:value-type="float">
            <text:p>851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847" calcext:value-type="float">
            <text:p>847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47" calcext:value-type="float">
            <text:p>847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46" calcext:value-type="float">
            <text:p>846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844" calcext:value-type="float">
            <text:p>844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44" calcext:value-type="float">
            <text:p>844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844" calcext:value-type="float">
            <text:p>84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844" calcext:value-type="float">
            <text:p>84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44" calcext:value-type="float">
            <text:p>84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844" calcext:value-type="float">
            <text:p>84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841" calcext:value-type="float">
            <text:p>841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41" calcext:value-type="float">
            <text:p>841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841" calcext:value-type="float">
            <text:p>841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839" calcext:value-type="float">
            <text:p>839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39" calcext:value-type="float">
            <text:p>83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838" calcext:value-type="float">
            <text:p>83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838" calcext:value-type="float">
            <text:p>83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838" calcext:value-type="float">
            <text:p>838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838" calcext:value-type="float">
            <text:p>838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36" calcext:value-type="float">
            <text:p>836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36" calcext:value-type="float">
            <text:p>836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836" calcext:value-type="float">
            <text:p>83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33" calcext:value-type="float">
            <text:p>833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833" calcext:value-type="float">
            <text:p>83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832" calcext:value-type="float">
            <text:p>832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832" calcext:value-type="float">
            <text:p>832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831" calcext:value-type="float">
            <text:p>831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828" calcext:value-type="float">
            <text:p>828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823" calcext:value-type="float">
            <text:p>823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813" calcext:value-type="float">
            <text:p>813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811" calcext:value-type="float">
            <text:p>811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764" calcext:value-type="float">
            <text:p>764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755" calcext:value-type="float">
            <text:p>755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754" calcext:value-type="float">
            <text:p>754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754" calcext:value-type="float">
            <text:p>754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754" calcext:value-type="float">
            <text:p>754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752" calcext:value-type="float">
            <text:p>75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749" calcext:value-type="float">
            <text:p>749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746" calcext:value-type="float">
            <text:p>746</text:p>
          </table:table-cell>
          <table:table-cell table:number-columns-repeated="10"/>
        </table:table-row>
      </table:table>
      <table:table table:name="GO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5121" calcext:value-type="float">
            <text:p>5121</text:p>
          </table:table-cell>
          <table:table-cell office:value-type="float" office:value="5069" calcext:value-type="float">
            <text:p>5069</text:p>
          </table:table-cell>
          <table:table-cell table:number-columns-repeated="5"/>
          <table:table-cell table:formula="of:=['GO-512MB'.N7]-['GO-512MB'.$L7]" office:value-type="float" office:value="-5.57865168539326" calcext:value-type="float">
            <text:p>-5,5786516854</text:p>
          </table:table-cell>
          <table:table-cell table:formula="of:=['GO-512MB'.O7]-['GO-512MB'.$L7]" office:value-type="float" office:value="65.4213483146067" calcext:value-type="float">
            <text:p>65,42134831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5091" calcext:value-type="float">
            <text:p>5091</text:p>
          </table:table-cell>
          <table:table-cell office:value-type="float" office:value="5045" calcext:value-type="float">
            <text:p>5045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5099" calcext:value-type="float">
            <text:p>5099</text:p>
          </table:table-cell>
          <table:table-cell office:value-type="float" office:value="5037" calcext:value-type="float">
            <text:p>503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-512MB'.$B$27:.$B$210])" office:value-type="float" office:value="25.5786516853933" calcext:value-type="float">
            <text:p>25,5786516854</text:p>
          </table:table-cell>
          <table:table-cell table:formula="of:=STDEV(['GO-512MB'.$B$27:.$B$210])" office:value-type="float" office:value="11.7740975103435" calcext:value-type="float">
            <text:p>11,7740975103</text:p>
          </table:table-cell>
          <table:table-cell table:formula="of:=MIN(['GO-512MB'.$B$5:.$B$104])" office:value-type="float" office:value="20" calcext:value-type="float">
            <text:p>20</text:p>
          </table:table-cell>
          <table:table-cell table:formula="of:=MAX(['GO-512MB'.$B$5:.$B$104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5090" calcext:value-type="float">
            <text:p>5090</text:p>
          </table:table-cell>
          <table:table-cell office:value-type="float" office:value="5037" calcext:value-type="float">
            <text:p>503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-512MB'.$E$10:.$E$203])" office:value-type="float" office:value="410.685567010309" calcext:value-type="float">
            <text:p>410,6855670103</text:p>
          </table:table-cell>
          <table:table-cell table:formula="of:=STDEV(['GO-512MB'.$E$10:.$E$203])" office:value-type="float" office:value="43.4897295711785" calcext:value-type="float">
            <text:p>43,4897295712</text:p>
          </table:table-cell>
          <table:table-cell table:formula="of:=MIN(['GO-512MB'.$E$5:.$E$104])" office:value-type="float" office:value="425" calcext:value-type="float">
            <text:p>425</text:p>
          </table:table-cell>
          <table:table-cell table:formula="of:=MAX(['GO-512MB'.$E$5:.$E$104])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4956" calcext:value-type="float">
            <text:p>495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512MB'.$H$5:.$H$210])" office:value-type="float" office:value="4564.68674698795" calcext:value-type="float">
            <text:p>4564,686746988</text:p>
          </table:table-cell>
          <table:table-cell table:formula="of:=STDEV(['GO-512MB'.$H$5:.$H$210])" office:value-type="float" office:value="248.556610213352" calcext:value-type="float">
            <text:p>248,5566102134</text:p>
          </table:table-cell>
          <table:table-cell table:formula="of:=MIN(['GO-512MB'.$H$5:.$H$104])" office:value-type="float" office:value="4040" calcext:value-type="float">
            <text:p>4040</text:p>
          </table:table-cell>
          <table:table-cell table:formula="of:=MAX(['GO-512MB'.$H$5:.$H$104])"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4981" calcext:value-type="float">
            <text:p>4981</text:p>
          </table:table-cell>
          <table:table-cell office:value-type="float" office:value="4937" calcext:value-type="float">
            <text:p>4937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4964" calcext:value-type="float">
            <text:p>4964</text:p>
          </table:table-cell>
          <table:table-cell office:value-type="float" office:value="4906" calcext:value-type="float">
            <text:p>4906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4901" calcext:value-type="float">
            <text:p>4901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4909" calcext:value-type="float">
            <text:p>4909</text:p>
          </table:table-cell>
          <table:table-cell office:value-type="float" office:value="4851" calcext:value-type="float">
            <text:p>485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4901" calcext:value-type="float">
            <text:p>4901</text:p>
          </table:table-cell>
          <table:table-cell office:value-type="float" office:value="4841" calcext:value-type="float">
            <text:p>484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4889" calcext:value-type="float">
            <text:p>4889</text:p>
          </table:table-cell>
          <table:table-cell office:value-type="float" office:value="4837" calcext:value-type="float">
            <text:p>4837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4884" calcext:value-type="float">
            <text:p>4884</text:p>
          </table:table-cell>
          <table:table-cell office:value-type="float" office:value="4833" calcext:value-type="float">
            <text:p>483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4874" calcext:value-type="float">
            <text:p>4874</text:p>
          </table:table-cell>
          <table:table-cell office:value-type="float" office:value="4815" calcext:value-type="float">
            <text:p>4815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4866" calcext:value-type="float">
            <text:p>4866</text:p>
          </table:table-cell>
          <table:table-cell office:value-type="float" office:value="4810" calcext:value-type="float">
            <text:p>481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4825" calcext:value-type="float">
            <text:p>4825</text:p>
          </table:table-cell>
          <table:table-cell office:value-type="float" office:value="4765" calcext:value-type="float">
            <text:p>476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4813" calcext:value-type="float">
            <text:p>4813</text:p>
          </table:table-cell>
          <table:table-cell office:value-type="float" office:value="4756" calcext:value-type="float">
            <text:p>4756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4794" calcext:value-type="float">
            <text:p>4794</text:p>
          </table:table-cell>
          <table:table-cell office:value-type="float" office:value="4750" calcext:value-type="float">
            <text:p>475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4810" calcext:value-type="float">
            <text:p>4810</text:p>
          </table:table-cell>
          <table:table-cell office:value-type="float" office:value="4748" calcext:value-type="float">
            <text:p>4748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4793" calcext:value-type="float">
            <text:p>4793</text:p>
          </table:table-cell>
          <table:table-cell office:value-type="float" office:value="4747" calcext:value-type="float">
            <text:p>474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4747" calcext:value-type="float">
            <text:p>4747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4811" calcext:value-type="float">
            <text:p>4811</text:p>
          </table:table-cell>
          <table:table-cell office:value-type="float" office:value="4744" calcext:value-type="float">
            <text:p>4744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4808" calcext:value-type="float">
            <text:p>4808</text:p>
          </table:table-cell>
          <table:table-cell office:value-type="float" office:value="4744" calcext:value-type="float">
            <text:p>4744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4796" calcext:value-type="float">
            <text:p>4796</text:p>
          </table:table-cell>
          <table:table-cell office:value-type="float" office:value="4742" calcext:value-type="float">
            <text:p>4742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4791" calcext:value-type="float">
            <text:p>4791</text:p>
          </table:table-cell>
          <table:table-cell office:value-type="float" office:value="4740" calcext:value-type="float">
            <text:p>4740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4784" calcext:value-type="float">
            <text:p>4784</text:p>
          </table:table-cell>
          <table:table-cell office:value-type="float" office:value="4739" calcext:value-type="float">
            <text:p>4739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4783" calcext:value-type="float">
            <text:p>4783</text:p>
          </table:table-cell>
          <table:table-cell office:value-type="float" office:value="4724" calcext:value-type="float">
            <text:p>4724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4775" calcext:value-type="float">
            <text:p>4775</text:p>
          </table:table-cell>
          <table:table-cell office:value-type="float" office:value="4715" calcext:value-type="float">
            <text:p>471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4884" calcext:value-type="float">
            <text:p>4884</text:p>
          </table:table-cell>
          <table:table-cell office:value-type="float" office:value="4702" calcext:value-type="float">
            <text:p>4702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4692" calcext:value-type="float">
            <text:p>469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4736" calcext:value-type="float">
            <text:p>4736</text:p>
          </table:table-cell>
          <table:table-cell office:value-type="float" office:value="4690" calcext:value-type="float">
            <text:p>4690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4721" calcext:value-type="float">
            <text:p>4721</text:p>
          </table:table-cell>
          <table:table-cell office:value-type="float" office:value="4678" calcext:value-type="float">
            <text:p>4678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726" calcext:value-type="float">
            <text:p>4726</text:p>
          </table:table-cell>
          <table:table-cell office:value-type="float" office:value="4674" calcext:value-type="float">
            <text:p>4674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724" calcext:value-type="float">
            <text:p>4724</text:p>
          </table:table-cell>
          <table:table-cell office:value-type="float" office:value="4671" calcext:value-type="float">
            <text:p>467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724" calcext:value-type="float">
            <text:p>4724</text:p>
          </table:table-cell>
          <table:table-cell office:value-type="float" office:value="4670" calcext:value-type="float">
            <text:p>467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4714" calcext:value-type="float">
            <text:p>4714</text:p>
          </table:table-cell>
          <table:table-cell office:value-type="float" office:value="4670" calcext:value-type="float">
            <text:p>4670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4659" calcext:value-type="float">
            <text:p>4659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4712" calcext:value-type="float">
            <text:p>4712</text:p>
          </table:table-cell>
          <table:table-cell office:value-type="float" office:value="4654" calcext:value-type="float">
            <text:p>465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4696" calcext:value-type="float">
            <text:p>4696</text:p>
          </table:table-cell>
          <table:table-cell office:value-type="float" office:value="4652" calcext:value-type="float">
            <text:p>465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4689" calcext:value-type="float">
            <text:p>4689</text:p>
          </table:table-cell>
          <table:table-cell office:value-type="float" office:value="4647" calcext:value-type="float">
            <text:p>4647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4688" calcext:value-type="float">
            <text:p>4688</text:p>
          </table:table-cell>
          <table:table-cell office:value-type="float" office:value="4630" calcext:value-type="float">
            <text:p>4630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4628" calcext:value-type="float">
            <text:p>4628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685" calcext:value-type="float">
            <text:p>4685</text:p>
          </table:table-cell>
          <table:table-cell office:value-type="float" office:value="4626" calcext:value-type="float">
            <text:p>462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4662" calcext:value-type="float">
            <text:p>4662</text:p>
          </table:table-cell>
          <table:table-cell office:value-type="float" office:value="4617" calcext:value-type="float">
            <text:p>4617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4638" calcext:value-type="float">
            <text:p>4638</text:p>
          </table:table-cell>
          <table:table-cell office:value-type="float" office:value="4580" calcext:value-type="float">
            <text:p>458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4606" calcext:value-type="float">
            <text:p>4606</text:p>
          </table:table-cell>
          <table:table-cell office:value-type="float" office:value="4559" calcext:value-type="float">
            <text:p>4559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4606" calcext:value-type="float">
            <text:p>4606</text:p>
          </table:table-cell>
          <table:table-cell office:value-type="float" office:value="4548" calcext:value-type="float">
            <text:p>4548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4589" calcext:value-type="float">
            <text:p>4589</text:p>
          </table:table-cell>
          <table:table-cell office:value-type="float" office:value="4542" calcext:value-type="float">
            <text:p>454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4597" calcext:value-type="float">
            <text:p>4597</text:p>
          </table:table-cell>
          <table:table-cell office:value-type="float" office:value="4537" calcext:value-type="float">
            <text:p>4537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589" calcext:value-type="float">
            <text:p>4589</text:p>
          </table:table-cell>
          <table:table-cell office:value-type="float" office:value="4530" calcext:value-type="float">
            <text:p>453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517" calcext:value-type="float">
            <text:p>4517</text:p>
          </table:table-cell>
          <table:table-cell office:value-type="float" office:value="4474" calcext:value-type="float">
            <text:p>4474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521" calcext:value-type="float">
            <text:p>4521</text:p>
          </table:table-cell>
          <table:table-cell office:value-type="float" office:value="4464" calcext:value-type="float">
            <text:p>4464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4504" calcext:value-type="float">
            <text:p>4504</text:p>
          </table:table-cell>
          <table:table-cell office:value-type="float" office:value="4449" calcext:value-type="float">
            <text:p>4449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4493" calcext:value-type="float">
            <text:p>4493</text:p>
          </table:table-cell>
          <table:table-cell office:value-type="float" office:value="4448" calcext:value-type="float">
            <text:p>4448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4495" calcext:value-type="float">
            <text:p>4495</text:p>
          </table:table-cell>
          <table:table-cell office:value-type="float" office:value="4438" calcext:value-type="float">
            <text:p>4438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4482" calcext:value-type="float">
            <text:p>4482</text:p>
          </table:table-cell>
          <table:table-cell office:value-type="float" office:value="4437" calcext:value-type="float">
            <text:p>4437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4494" calcext:value-type="float">
            <text:p>4494</text:p>
          </table:table-cell>
          <table:table-cell office:value-type="float" office:value="4435" calcext:value-type="float">
            <text:p>4435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4460" calcext:value-type="float">
            <text:p>4460</text:p>
          </table:table-cell>
          <table:table-cell office:value-type="float" office:value="4409" calcext:value-type="float">
            <text:p>4409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4491" calcext:value-type="float">
            <text:p>4491</text:p>
          </table:table-cell>
          <table:table-cell office:value-type="float" office:value="4402" calcext:value-type="float">
            <text:p>4402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4417" calcext:value-type="float">
            <text:p>4417</text:p>
          </table:table-cell>
          <table:table-cell office:value-type="float" office:value="4360" calcext:value-type="float">
            <text:p>436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4406" calcext:value-type="float">
            <text:p>4406</text:p>
          </table:table-cell>
          <table:table-cell office:value-type="float" office:value="4353" calcext:value-type="float">
            <text:p>435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4345" calcext:value-type="float">
            <text:p>434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4403" calcext:value-type="float">
            <text:p>4403</text:p>
          </table:table-cell>
          <table:table-cell office:value-type="float" office:value="4339" calcext:value-type="float">
            <text:p>4339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4380" calcext:value-type="float">
            <text:p>4380</text:p>
          </table:table-cell>
          <table:table-cell office:value-type="float" office:value="4337" calcext:value-type="float">
            <text:p>4337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4393" calcext:value-type="float">
            <text:p>4393</text:p>
          </table:table-cell>
          <table:table-cell office:value-type="float" office:value="4336" calcext:value-type="float">
            <text:p>433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4382" calcext:value-type="float">
            <text:p>4382</text:p>
          </table:table-cell>
          <table:table-cell office:value-type="float" office:value="4334" calcext:value-type="float">
            <text:p>4334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383" calcext:value-type="float">
            <text:p>4383</text:p>
          </table:table-cell>
          <table:table-cell office:value-type="float" office:value="4325" calcext:value-type="float">
            <text:p>432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376" calcext:value-type="float">
            <text:p>4376</text:p>
          </table:table-cell>
          <table:table-cell office:value-type="float" office:value="4320" calcext:value-type="float">
            <text:p>432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377" calcext:value-type="float">
            <text:p>4377</text:p>
          </table:table-cell>
          <table:table-cell office:value-type="float" office:value="4319" calcext:value-type="float">
            <text:p>4319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331" calcext:value-type="float">
            <text:p>4331</text:p>
          </table:table-cell>
          <table:table-cell office:value-type="float" office:value="4281" calcext:value-type="float">
            <text:p>428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4328" calcext:value-type="float">
            <text:p>4328</text:p>
          </table:table-cell>
          <table:table-cell office:value-type="float" office:value="4277" calcext:value-type="float">
            <text:p>4277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4318" calcext:value-type="float">
            <text:p>4318</text:p>
          </table:table-cell>
          <table:table-cell office:value-type="float" office:value="4267" calcext:value-type="float">
            <text:p>4267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4303" calcext:value-type="float">
            <text:p>4303</text:p>
          </table:table-cell>
          <table:table-cell office:value-type="float" office:value="4253" calcext:value-type="float">
            <text:p>425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4291" calcext:value-type="float">
            <text:p>4291</text:p>
          </table:table-cell>
          <table:table-cell office:value-type="float" office:value="4249" calcext:value-type="float">
            <text:p>424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4299" calcext:value-type="float">
            <text:p>4299</text:p>
          </table:table-cell>
          <table:table-cell office:value-type="float" office:value="4240" calcext:value-type="float">
            <text:p>424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4299" calcext:value-type="float">
            <text:p>4299</text:p>
          </table:table-cell>
          <table:table-cell office:value-type="float" office:value="4237" calcext:value-type="float">
            <text:p>4237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4288" calcext:value-type="float">
            <text:p>4288</text:p>
          </table:table-cell>
          <table:table-cell office:value-type="float" office:value="4231" calcext:value-type="float">
            <text:p>423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4281" calcext:value-type="float">
            <text:p>4281</text:p>
          </table:table-cell>
          <table:table-cell office:value-type="float" office:value="4228" calcext:value-type="float">
            <text:p>422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4276" calcext:value-type="float">
            <text:p>4276</text:p>
          </table:table-cell>
          <table:table-cell office:value-type="float" office:value="4223" calcext:value-type="float">
            <text:p>422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4237" calcext:value-type="float">
            <text:p>4237</text:p>
          </table:table-cell>
          <table:table-cell office:value-type="float" office:value="4187" calcext:value-type="float">
            <text:p>4187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4211" calcext:value-type="float">
            <text:p>4211</text:p>
          </table:table-cell>
          <table:table-cell office:value-type="float" office:value="4168" calcext:value-type="float">
            <text:p>4168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4188" calcext:value-type="float">
            <text:p>4188</text:p>
          </table:table-cell>
          <table:table-cell office:value-type="float" office:value="4143" calcext:value-type="float">
            <text:p>414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196" calcext:value-type="float">
            <text:p>4196</text:p>
          </table:table-cell>
          <table:table-cell office:value-type="float" office:value="4129" calcext:value-type="float">
            <text:p>412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4102" calcext:value-type="float">
            <text:p>4102</text:p>
          </table:table-cell>
          <table:table-cell office:value-type="float" office:value="4040" calcext:value-type="float">
            <text:p>404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433" calcext:value-type="float">
            <text:p>433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33" calcext:value-type="float">
            <text:p>433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33" calcext:value-type="float">
            <text:p>433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33" calcext:value-type="float">
            <text:p>433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432" calcext:value-type="float">
            <text:p>43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32" calcext:value-type="float">
            <text:p>432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32" calcext:value-type="float">
            <text:p>43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32" calcext:value-type="float">
            <text:p>432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31" calcext:value-type="float">
            <text:p>431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429" calcext:value-type="float">
            <text:p>429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427" calcext:value-type="float">
            <text:p>427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427" calcext:value-type="float">
            <text:p>42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426" calcext:value-type="float">
            <text:p>42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426" calcext:value-type="float">
            <text:p>42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25" calcext:value-type="float">
            <text:p>42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425" calcext:value-type="float">
            <text:p>42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25" calcext:value-type="float">
            <text:p>42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422" calcext:value-type="float">
            <text:p>42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21" calcext:value-type="float">
            <text:p>42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421" calcext:value-type="float">
            <text:p>421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421" calcext:value-type="float">
            <text:p>421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19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414" calcext:value-type="float">
            <text:p>414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411" calcext:value-type="float">
            <text:p>41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06" calcext:value-type="float">
            <text:p>406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391" calcext:value-type="float">
            <text:p>391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388" calcext:value-type="float">
            <text:p>388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388" calcext:value-type="float">
            <text:p>388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381" calcext:value-type="float">
            <text:p>381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81" calcext:value-type="float">
            <text:p>381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377" calcext:value-type="float">
            <text:p>37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377" calcext:value-type="float">
            <text:p>37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375" calcext:value-type="float">
            <text:p>37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371" calcext:value-type="float">
            <text:p>371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371" calcext:value-type="float">
            <text:p>371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371" calcext:value-type="float">
            <text:p>37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371" calcext:value-type="float">
            <text:p>37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71" calcext:value-type="float">
            <text:p>37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67" calcext:value-type="float">
            <text:p>367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66" calcext:value-type="float">
            <text:p>36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359" calcext:value-type="float">
            <text:p>359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59" calcext:value-type="float">
            <text:p>359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359" calcext:value-type="float">
            <text:p>359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357" calcext:value-type="float">
            <text:p>357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57" calcext:value-type="float">
            <text:p>357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56" calcext:value-type="float">
            <text:p>356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356" calcext:value-type="float">
            <text:p>356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351" calcext:value-type="float">
            <text:p>351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348" calcext:value-type="float">
            <text:p>34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345" calcext:value-type="float">
            <text:p>34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345" calcext:value-type="float">
            <text:p>34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01" calcext:value-type="float">
            <text:p>1301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</table:table>
      <table:table table:name="GO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2845" calcext:value-type="float">
            <text:p>2845</text:p>
          </table:table-cell>
          <table:table-cell office:value-type="float" office:value="2799" calcext:value-type="float">
            <text:p>2799</text:p>
          </table:table-cell>
          <table:table-cell table:number-columns-repeated="5"/>
          <table:table-cell table:formula="of:=['GO-1024MB'.N7]-['GO-1024MB'.$L7]" office:value-type="float" office:value="-0.319371727748692" calcext:value-type="float">
            <text:p>-0,3193717277</text:p>
          </table:table-cell>
          <table:table-cell table:formula="of:=['GO-1024MB'.O7]-['GO-1024MB'.$L7]" office:value-type="float" office:value="21.6806282722513" calcext:value-type="float">
            <text:p>21,68062827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855" calcext:value-type="float">
            <text:p>2855</text:p>
          </table:table-cell>
          <table:table-cell office:value-type="float" office:value="2795" calcext:value-type="float">
            <text:p>2795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2806" calcext:value-type="float">
            <text:p>2806</text:p>
          </table:table-cell>
          <table:table-cell office:value-type="float" office:value="2748" calcext:value-type="float">
            <text:p>27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-1024MB'.$B$14:.$B$204])" office:value-type="float" office:value="18.3193717277487" calcext:value-type="float">
            <text:p>18,3193717277</text:p>
          </table:table-cell>
          <table:table-cell table:formula="of:=STDEV(['GO-1024MB'.$B$14:.$B$204])" office:value-type="float" office:value="1.59525336150939" calcext:value-type="float">
            <text:p>1,5952533615</text:p>
          </table:table-cell>
          <table:table-cell table:formula="of:=MIN(['GO-1024MB'.$B$5:.$B$104])" office:value-type="float" office:value="18" calcext:value-type="float">
            <text:p>18</text:p>
          </table:table-cell>
          <table:table-cell table:formula="of:=MAX(['GO-1024MB'.$B$5:.$B$104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float" office:value="2728" calcext:value-type="float">
            <text:p>272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-1024MB'.$E$9:.$E$210])" office:value-type="float" office:value="236.994897959184" calcext:value-type="float">
            <text:p>236,9948979592</text:p>
          </table:table-cell>
          <table:table-cell table:formula="of:=STDEV(['GO-1024MB'.$E$9:.$E$210])" office:value-type="float" office:value="15.983805088831" calcext:value-type="float">
            <text:p>15,9838050888</text:p>
          </table:table-cell>
          <table:table-cell table:formula="of:=MIN(['GO-1024MB'.$E$5:.$E$168])" office:value-type="float" office:value="224" calcext:value-type="float">
            <text:p>224</text:p>
          </table:table-cell>
          <table:table-cell table:formula="of:=MAX(['GO-1024MB'.$E$5:.$E$168]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2768" calcext:value-type="float">
            <text:p>2768</text:p>
          </table:table-cell>
          <table:table-cell office:value-type="float" office:value="2716" calcext:value-type="float">
            <text:p>271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1024MB'.$H$5:.$H$111])" office:value-type="float" office:value="2412.3738317757" calcext:value-type="float">
            <text:p>2412,3738317757</text:p>
          </table:table-cell>
          <table:table-cell table:formula="of:=STDEV(['GO-1024MB'.$H$5:.$H$111])" office:value-type="float" office:value="203.035619301122" calcext:value-type="float">
            <text:p>203,0356193011</text:p>
          </table:table-cell>
          <table:table-cell table:formula="of:=MIN(['GO-1024MB'.$H$5:.$H$204])" office:value-type="float" office:value="1799" calcext:value-type="float">
            <text:p>1799</text:p>
          </table:table-cell>
          <table:table-cell table:formula="of:=MAX(['GO-1024MB'.$H$5:.$H$104])"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2754" calcext:value-type="float">
            <text:p>2754</text:p>
          </table:table-cell>
          <table:table-cell office:value-type="float" office:value="2702" calcext:value-type="float">
            <text:p>270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2754" calcext:value-type="float">
            <text:p>2754</text:p>
          </table:table-cell>
          <table:table-cell office:value-type="float" office:value="2699" calcext:value-type="float">
            <text:p>2699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744" calcext:value-type="float">
            <text:p>2744</text:p>
          </table:table-cell>
          <table:table-cell office:value-type="float" office:value="2693" calcext:value-type="float">
            <text:p>2693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2732" calcext:value-type="float">
            <text:p>2732</text:p>
          </table:table-cell>
          <table:table-cell office:value-type="float" office:value="2673" calcext:value-type="float">
            <text:p>267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2718" calcext:value-type="float">
            <text:p>2718</text:p>
          </table:table-cell>
          <table:table-cell office:value-type="float" office:value="2669" calcext:value-type="float">
            <text:p>2669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694" calcext:value-type="float">
            <text:p>2694</text:p>
          </table:table-cell>
          <table:table-cell office:value-type="float" office:value="2641" calcext:value-type="float">
            <text:p>264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690" calcext:value-type="float">
            <text:p>2690</text:p>
          </table:table-cell>
          <table:table-cell office:value-type="float" office:value="2639" calcext:value-type="float">
            <text:p>2639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2637" calcext:value-type="float">
            <text:p>2637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2626" calcext:value-type="float">
            <text:p>262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2623" calcext:value-type="float">
            <text:p>262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2622" calcext:value-type="float">
            <text:p>2622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670" calcext:value-type="float">
            <text:p>2670</text:p>
          </table:table-cell>
          <table:table-cell office:value-type="float" office:value="2620" calcext:value-type="float">
            <text:p>262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641" calcext:value-type="float">
            <text:p>2641</text:p>
          </table:table-cell>
          <table:table-cell office:value-type="float" office:value="2592" calcext:value-type="float">
            <text:p>259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640" calcext:value-type="float">
            <text:p>2640</text:p>
          </table:table-cell>
          <table:table-cell office:value-type="float" office:value="2589" calcext:value-type="float">
            <text:p>2589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636" calcext:value-type="float">
            <text:p>2636</text:p>
          </table:table-cell>
          <table:table-cell office:value-type="float" office:value="2587" calcext:value-type="float">
            <text:p>2587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619" calcext:value-type="float">
            <text:p>2619</text:p>
          </table:table-cell>
          <table:table-cell office:value-type="float" office:value="2570" calcext:value-type="float">
            <text:p>257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612" calcext:value-type="float">
            <text:p>2612</text:p>
          </table:table-cell>
          <table:table-cell office:value-type="float" office:value="2568" calcext:value-type="float">
            <text:p>2568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621" calcext:value-type="float">
            <text:p>2621</text:p>
          </table:table-cell>
          <table:table-cell office:value-type="float" office:value="2564" calcext:value-type="float">
            <text:p>256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96" calcext:value-type="float">
            <text:p>2596</text:p>
          </table:table-cell>
          <table:table-cell office:value-type="float" office:value="2553" calcext:value-type="float">
            <text:p>255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91" calcext:value-type="float">
            <text:p>2591</text:p>
          </table:table-cell>
          <table:table-cell office:value-type="float" office:value="2549" calcext:value-type="float">
            <text:p>2549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607" calcext:value-type="float">
            <text:p>2607</text:p>
          </table:table-cell>
          <table:table-cell office:value-type="float" office:value="2547" calcext:value-type="float">
            <text:p>254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89" calcext:value-type="float">
            <text:p>2589</text:p>
          </table:table-cell>
          <table:table-cell office:value-type="float" office:value="2538" calcext:value-type="float">
            <text:p>2538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647" calcext:value-type="float">
            <text:p>2647</text:p>
          </table:table-cell>
          <table:table-cell office:value-type="float" office:value="2537" calcext:value-type="float">
            <text:p>2537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76" calcext:value-type="float">
            <text:p>2576</text:p>
          </table:table-cell>
          <table:table-cell office:value-type="float" office:value="2533" calcext:value-type="float">
            <text:p>2533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82" calcext:value-type="float">
            <text:p>2582</text:p>
          </table:table-cell>
          <table:table-cell office:value-type="float" office:value="2532" calcext:value-type="float">
            <text:p>253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82" calcext:value-type="float">
            <text:p>2582</text:p>
          </table:table-cell>
          <table:table-cell office:value-type="float" office:value="2531" calcext:value-type="float">
            <text:p>253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572" calcext:value-type="float">
            <text:p>2572</text:p>
          </table:table-cell>
          <table:table-cell office:value-type="float" office:value="2522" calcext:value-type="float">
            <text:p>2522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574" calcext:value-type="float">
            <text:p>2574</text:p>
          </table:table-cell>
          <table:table-cell office:value-type="float" office:value="2521" calcext:value-type="float">
            <text:p>252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float" office:value="2520" calcext:value-type="float">
            <text:p>252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2577" calcext:value-type="float">
            <text:p>2577</text:p>
          </table:table-cell>
          <table:table-cell office:value-type="float" office:value="2519" calcext:value-type="float">
            <text:p>251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568" calcext:value-type="float">
            <text:p>2568</text:p>
          </table:table-cell>
          <table:table-cell office:value-type="float" office:value="2517" calcext:value-type="float">
            <text:p>251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564" calcext:value-type="float">
            <text:p>2564</text:p>
          </table:table-cell>
          <table:table-cell office:value-type="float" office:value="2513" calcext:value-type="float">
            <text:p>251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561" calcext:value-type="float">
            <text:p>2561</text:p>
          </table:table-cell>
          <table:table-cell office:value-type="float" office:value="2503" calcext:value-type="float">
            <text:p>2503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559" calcext:value-type="float">
            <text:p>2559</text:p>
          </table:table-cell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49" calcext:value-type="float">
            <text:p>2549</text:p>
          </table:table-cell>
          <table:table-cell office:value-type="float" office:value="2496" calcext:value-type="float">
            <text:p>2496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2489" calcext:value-type="float">
            <text:p>2489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28" calcext:value-type="float">
            <text:p>2528</text:p>
          </table:table-cell>
          <table:table-cell office:value-type="float" office:value="2486" calcext:value-type="float">
            <text:p>2486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2486" calcext:value-type="float">
            <text:p>2486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40" calcext:value-type="float">
            <text:p>2540</text:p>
          </table:table-cell>
          <table:table-cell office:value-type="float" office:value="2481" calcext:value-type="float">
            <text:p>248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32" calcext:value-type="float">
            <text:p>2532</text:p>
          </table:table-cell>
          <table:table-cell office:value-type="float" office:value="2481" calcext:value-type="float">
            <text:p>2481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529" calcext:value-type="float">
            <text:p>2529</text:p>
          </table:table-cell>
          <table:table-cell office:value-type="float" office:value="2478" calcext:value-type="float">
            <text:p>2478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521" calcext:value-type="float">
            <text:p>2521</text:p>
          </table:table-cell>
          <table:table-cell office:value-type="float" office:value="2477" calcext:value-type="float">
            <text:p>2477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522" calcext:value-type="float">
            <text:p>2522</text:p>
          </table:table-cell>
          <table:table-cell office:value-type="float" office:value="2473" calcext:value-type="float">
            <text:p>2473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2473" calcext:value-type="float">
            <text:p>2473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520" calcext:value-type="float">
            <text:p>2520</text:p>
          </table:table-cell>
          <table:table-cell office:value-type="float" office:value="2469" calcext:value-type="float">
            <text:p>2469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517" calcext:value-type="float">
            <text:p>2517</text:p>
          </table:table-cell>
          <table:table-cell office:value-type="float" office:value="2466" calcext:value-type="float">
            <text:p>246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510" calcext:value-type="float">
            <text:p>2510</text:p>
          </table:table-cell>
          <table:table-cell office:value-type="float" office:value="2461" calcext:value-type="float">
            <text:p>246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2510" calcext:value-type="float">
            <text:p>2510</text:p>
          </table:table-cell>
          <table:table-cell office:value-type="float" office:value="2460" calcext:value-type="float">
            <text:p>246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2506" calcext:value-type="float">
            <text:p>2506</text:p>
          </table:table-cell>
          <table:table-cell office:value-type="float" office:value="2460" calcext:value-type="float">
            <text:p>246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2508" calcext:value-type="float">
            <text:p>2508</text:p>
          </table:table-cell>
          <table:table-cell office:value-type="float" office:value="2459" calcext:value-type="float">
            <text:p>2459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2507" calcext:value-type="float">
            <text:p>2507</text:p>
          </table:table-cell>
          <table:table-cell office:value-type="float" office:value="2458" calcext:value-type="float">
            <text:p>2458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2508" calcext:value-type="float">
            <text:p>2508</text:p>
          </table:table-cell>
          <table:table-cell office:value-type="float" office:value="2458" calcext:value-type="float">
            <text:p>2458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2509" calcext:value-type="float">
            <text:p>2509</text:p>
          </table:table-cell>
          <table:table-cell office:value-type="float" office:value="2457" calcext:value-type="float">
            <text:p>2457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2511" calcext:value-type="float">
            <text:p>2511</text:p>
          </table:table-cell>
          <table:table-cell office:value-type="float" office:value="2454" calcext:value-type="float">
            <text:p>2454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2452" calcext:value-type="float">
            <text:p>2452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2450" calcext:value-type="float">
            <text:p>245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718" calcext:value-type="float">
            <text:p>2718</text:p>
          </table:table-cell>
          <table:table-cell office:value-type="float" office:value="2449" calcext:value-type="float">
            <text:p>2449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2445" calcext:value-type="float">
            <text:p>2445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94" calcext:value-type="float">
            <text:p>2494</text:p>
          </table:table-cell>
          <table:table-cell office:value-type="float" office:value="2442" calcext:value-type="float">
            <text:p>244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85" calcext:value-type="float">
            <text:p>2485</text:p>
          </table:table-cell>
          <table:table-cell office:value-type="float" office:value="2441" calcext:value-type="float">
            <text:p>2441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83" calcext:value-type="float">
            <text:p>2483</text:p>
          </table:table-cell>
          <table:table-cell office:value-type="float" office:value="2430" calcext:value-type="float">
            <text:p>243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78" calcext:value-type="float">
            <text:p>2478</text:p>
          </table:table-cell>
          <table:table-cell office:value-type="float" office:value="2428" calcext:value-type="float">
            <text:p>2428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475" calcext:value-type="float">
            <text:p>2475</text:p>
          </table:table-cell>
          <table:table-cell office:value-type="float" office:value="2415" calcext:value-type="float">
            <text:p>2415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442" calcext:value-type="float">
            <text:p>2442</text:p>
          </table:table-cell>
          <table:table-cell office:value-type="float" office:value="2385" calcext:value-type="float">
            <text:p>238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368" calcext:value-type="float">
            <text:p>2368</text:p>
          </table:table-cell>
          <table:table-cell office:value-type="float" office:value="2319" calcext:value-type="float">
            <text:p>231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338" calcext:value-type="float">
            <text:p>2338</text:p>
          </table:table-cell>
          <table:table-cell office:value-type="float" office:value="2294" calcext:value-type="float">
            <text:p>2294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339" calcext:value-type="float">
            <text:p>2339</text:p>
          </table:table-cell>
          <table:table-cell office:value-type="float" office:value="2290" calcext:value-type="float">
            <text:p>229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2278" calcext:value-type="float">
            <text:p>2278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336" calcext:value-type="float">
            <text:p>2336</text:p>
          </table:table-cell>
          <table:table-cell office:value-type="float" office:value="2278" calcext:value-type="float">
            <text:p>2278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float" office:value="2271" calcext:value-type="float">
            <text:p>2271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309" calcext:value-type="float">
            <text:p>2309</text:p>
          </table:table-cell>
          <table:table-cell office:value-type="float" office:value="2263" calcext:value-type="float">
            <text:p>2263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287" calcext:value-type="float">
            <text:p>2287</text:p>
          </table:table-cell>
          <table:table-cell office:value-type="float" office:value="2238" calcext:value-type="float">
            <text:p>2238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286" calcext:value-type="float">
            <text:p>2286</text:p>
          </table:table-cell>
          <table:table-cell office:value-type="float" office:value="2236" calcext:value-type="float">
            <text:p>2236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2284" calcext:value-type="float">
            <text:p>2284</text:p>
          </table:table-cell>
          <table:table-cell office:value-type="float" office:value="2231" calcext:value-type="float">
            <text:p>223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2277" calcext:value-type="float">
            <text:p>2277</text:p>
          </table:table-cell>
          <table:table-cell office:value-type="float" office:value="2230" calcext:value-type="float">
            <text:p>223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2226" calcext:value-type="float">
            <text:p>222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2263" calcext:value-type="float">
            <text:p>2263</text:p>
          </table:table-cell>
          <table:table-cell office:value-type="float" office:value="2212" calcext:value-type="float">
            <text:p>221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265" calcext:value-type="float">
            <text:p>2265</text:p>
          </table:table-cell>
          <table:table-cell office:value-type="float" office:value="2212" calcext:value-type="float">
            <text:p>221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30" calcext:value-type="float">
            <text:p>2330</text:p>
          </table:table-cell>
          <table:table-cell office:value-type="float" office:value="2204" calcext:value-type="float">
            <text:p>2204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257" calcext:value-type="float">
            <text:p>2257</text:p>
          </table:table-cell>
          <table:table-cell office:value-type="float" office:value="2203" calcext:value-type="float">
            <text:p>2203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2196" calcext:value-type="float">
            <text:p>219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2192" calcext:value-type="float">
            <text:p>219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2192" calcext:value-type="float">
            <text:p>2192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2187" calcext:value-type="float">
            <text:p>218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229" calcext:value-type="float">
            <text:p>2229</text:p>
          </table:table-cell>
          <table:table-cell office:value-type="float" office:value="2178" calcext:value-type="float">
            <text:p>217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2170" calcext:value-type="float">
            <text:p>217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216" calcext:value-type="float">
            <text:p>2216</text:p>
          </table:table-cell>
          <table:table-cell office:value-type="float" office:value="2167" calcext:value-type="float">
            <text:p>2167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222" calcext:value-type="float">
            <text:p>2222</text:p>
          </table:table-cell>
          <table:table-cell office:value-type="float" office:value="2166" calcext:value-type="float">
            <text:p>216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193" calcext:value-type="float">
            <text:p>2193</text:p>
          </table:table-cell>
          <table:table-cell office:value-type="float" office:value="2136" calcext:value-type="float">
            <text:p>2136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171" calcext:value-type="float">
            <text:p>2171</text:p>
          </table:table-cell>
          <table:table-cell office:value-type="float" office:value="2128" calcext:value-type="float">
            <text:p>2128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152" calcext:value-type="float">
            <text:p>2152</text:p>
          </table:table-cell>
          <table:table-cell office:value-type="float" office:value="2103" calcext:value-type="float">
            <text:p>2103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146" calcext:value-type="float">
            <text:p>2146</text:p>
          </table:table-cell>
          <table:table-cell office:value-type="float" office:value="2101" calcext:value-type="float">
            <text:p>2101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152" calcext:value-type="float">
            <text:p>2152</text:p>
          </table:table-cell>
          <table:table-cell office:value-type="float" office:value="2094" calcext:value-type="float">
            <text:p>2094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131" calcext:value-type="float">
            <text:p>2131</text:p>
          </table:table-cell>
          <table:table-cell office:value-type="float" office:value="2087" calcext:value-type="float">
            <text:p>2087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122" calcext:value-type="float">
            <text:p>2122</text:p>
          </table:table-cell>
          <table:table-cell office:value-type="float" office:value="2080" calcext:value-type="float">
            <text:p>208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122" calcext:value-type="float">
            <text:p>2122</text:p>
          </table:table-cell>
          <table:table-cell office:value-type="float" office:value="2073" calcext:value-type="float">
            <text:p>2073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2070" calcext:value-type="float">
            <text:p>2070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108" calcext:value-type="float">
            <text:p>2108</text:p>
          </table:table-cell>
          <table:table-cell office:value-type="float" office:value="2056" calcext:value-type="float">
            <text:p>2056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2084" calcext:value-type="float">
            <text:p>2084</text:p>
          </table:table-cell>
          <table:table-cell office:value-type="float" office:value="2036" calcext:value-type="float">
            <text:p>203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2034" calcext:value-type="float">
            <text:p>2034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3098" calcext:value-type="float">
            <text:p>3098</text:p>
          </table:table-cell>
          <table:table-cell office:value-type="float" office:value="1799" calcext:value-type="float">
            <text:p>179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</table:table>
      <table:table table:name="GO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2229" calcext:value-type="float">
            <text:p>2229</text:p>
          </table:table-cell>
          <table:table-cell office:value-type="float" office:value="2175" calcext:value-type="float">
            <text:p>2175</text:p>
          </table:table-cell>
          <table:table-cell table:number-columns-repeated="5"/>
          <table:table-cell table:formula="of:=['GO-2048MB'.N7]-['GO-2048MB'.$L7]" office:value-type="float" office:value="-0.979695431472081" calcext:value-type="float">
            <text:p>-0,9796954315</text:p>
          </table:table-cell>
          <table:table-cell table:formula="of:=['GO-2048MB'.O7]-['GO-2048MB'.$L7]" office:value-type="float" office:value="19.0203045685279" calcext:value-type="float">
            <text:p>19,02030456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2107" calcext:value-type="float">
            <text:p>2107</text:p>
          </table:table-cell>
          <table:table-cell office:value-type="float" office:value="2066" calcext:value-type="float">
            <text:p>2066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066" calcext:value-type="float">
            <text:p>2066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-2048MB'.$B$8:.$B$204])" office:value-type="float" office:value="18.9796954314721" calcext:value-type="float">
            <text:p>18,9796954315</text:p>
          </table:table-cell>
          <table:table-cell table:formula="of:=STDEV(['GO-2048MB'.$B$8:.$B$204])" office:value-type="float" office:value="2.65145202972794" calcext:value-type="float">
            <text:p>2,6514520297</text:p>
          </table:table-cell>
          <table:table-cell table:formula="of:=MIN(['GO-2048MB'.$B$5:.$B$104])" office:value-type="float" office:value="18" calcext:value-type="float">
            <text:p>18</text:p>
          </table:table-cell>
          <table:table-cell table:formula="of:=MAX(['GO-2048MB'.$B$5:.$B$10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34" calcext:value-type="float">
            <text:p>2034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-2048MB'.$E$8:.$E$204])" office:value-type="float" office:value="183.121827411168" calcext:value-type="float">
            <text:p>183,1218274112</text:p>
          </table:table-cell>
          <table:table-cell table:formula="of:=STDEV(['GO-2048MB'.$E$8:.$E$204])" office:value-type="float" office:value="7.2362029669036" calcext:value-type="float">
            <text:p>7,2362029669</text:p>
          </table:table-cell>
          <table:table-cell table:formula="of:=MIN(['GO-2048MB'.$E$5:.$E$104])" office:value-type="float" office:value="182" calcext:value-type="float">
            <text:p>182</text:p>
          </table:table-cell>
          <table:table-cell table:formula="of:=MAX(['GO-2048MB'.$E$5:.$E$104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1912" calcext:value-type="float">
            <text:p>191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2048MB'.$H$5:.$H$201])" office:value-type="float" office:value="1810.01851851852" calcext:value-type="float">
            <text:p>1810,0185185185</text:p>
          </table:table-cell>
          <table:table-cell table:formula="of:=STDEV(['GO-2048MB'.$H$5:.$H$201])" office:value-type="float" office:value="94.4440516701661" calcext:value-type="float">
            <text:p>94,444051670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947" calcext:value-type="float">
            <text:p>1947</text:p>
          </table:table-cell>
          <table:table-cell office:value-type="float" office:value="1897" calcext:value-type="float">
            <text:p>1897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896" calcext:value-type="float">
            <text:p>189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896" calcext:value-type="float">
            <text:p>1896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1888" calcext:value-type="float">
            <text:p>188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1887" calcext:value-type="float">
            <text:p>188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1864" calcext:value-type="float">
            <text:p>186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1901" calcext:value-type="float">
            <text:p>1901</text:p>
          </table:table-cell>
          <table:table-cell office:value-type="float" office:value="1861" calcext:value-type="float">
            <text:p>186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1886" calcext:value-type="float">
            <text:p>1886</text:p>
          </table:table-cell>
          <table:table-cell office:value-type="float" office:value="1845" calcext:value-type="float">
            <text:p>184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1842" calcext:value-type="float">
            <text:p>184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89" calcext:value-type="float">
            <text:p>1889</text:p>
          </table:table-cell>
          <table:table-cell office:value-type="float" office:value="1840" calcext:value-type="float">
            <text:p>184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880" calcext:value-type="float">
            <text:p>1880</text:p>
          </table:table-cell>
          <table:table-cell office:value-type="float" office:value="1839" calcext:value-type="float">
            <text:p>183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827" calcext:value-type="float">
            <text:p>182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867" calcext:value-type="float">
            <text:p>1867</text:p>
          </table:table-cell>
          <table:table-cell office:value-type="float" office:value="1824" calcext:value-type="float">
            <text:p>182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1822" calcext:value-type="float">
            <text:p>1822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1820" calcext:value-type="float">
            <text:p>182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1818" calcext:value-type="float">
            <text:p>1818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867" calcext:value-type="float">
            <text:p>1867</text:p>
          </table:table-cell>
          <table:table-cell office:value-type="float" office:value="1818" calcext:value-type="float">
            <text:p>1818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float" office:value="1810" calcext:value-type="float">
            <text:p>181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809" calcext:value-type="float">
            <text:p>1809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1808" calcext:value-type="float">
            <text:p>180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1807" calcext:value-type="float">
            <text:p>180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803" calcext:value-type="float">
            <text:p>1803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float" office:value="1802" calcext:value-type="float">
            <text:p>180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1799" calcext:value-type="float">
            <text:p>1799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794" calcext:value-type="float">
            <text:p>179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842" calcext:value-type="float">
            <text:p>1842</text:p>
          </table:table-cell>
          <table:table-cell office:value-type="float" office:value="1793" calcext:value-type="float">
            <text:p>1793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834" calcext:value-type="float">
            <text:p>1834</text:p>
          </table:table-cell>
          <table:table-cell office:value-type="float" office:value="1784" calcext:value-type="float">
            <text:p>178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824" calcext:value-type="float">
            <text:p>1824</text:p>
          </table:table-cell>
          <table:table-cell office:value-type="float" office:value="1773" calcext:value-type="float">
            <text:p>1773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1765" calcext:value-type="float">
            <text:p>1765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807" calcext:value-type="float">
            <text:p>1807</text:p>
          </table:table-cell>
          <table:table-cell office:value-type="float" office:value="1759" calcext:value-type="float">
            <text:p>1759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99" calcext:value-type="float">
            <text:p>1799</text:p>
          </table:table-cell>
          <table:table-cell office:value-type="float" office:value="1758" calcext:value-type="float">
            <text:p>175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813" calcext:value-type="float">
            <text:p>1813</text:p>
          </table:table-cell>
          <table:table-cell office:value-type="float" office:value="1747" calcext:value-type="float">
            <text:p>1747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97" calcext:value-type="float">
            <text:p>1797</text:p>
          </table:table-cell>
          <table:table-cell office:value-type="float" office:value="1747" calcext:value-type="float">
            <text:p>1747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float" office:value="1745" calcext:value-type="float">
            <text:p>1745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83" calcext:value-type="float">
            <text:p>1783</text:p>
          </table:table-cell>
          <table:table-cell office:value-type="float" office:value="1742" calcext:value-type="float">
            <text:p>1742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float" office:value="1736" calcext:value-type="float">
            <text:p>173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1730" calcext:value-type="float">
            <text:p>173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68" calcext:value-type="float">
            <text:p>1768</text:p>
          </table:table-cell>
          <table:table-cell office:value-type="float" office:value="1722" calcext:value-type="float">
            <text:p>172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61" calcext:value-type="float">
            <text:p>1761</text:p>
          </table:table-cell>
          <table:table-cell office:value-type="float" office:value="1720" calcext:value-type="float">
            <text:p>172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float" office:value="1717" calcext:value-type="float">
            <text:p>1717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59" calcext:value-type="float">
            <text:p>1759</text:p>
          </table:table-cell>
          <table:table-cell office:value-type="float" office:value="1714" calcext:value-type="float">
            <text:p>171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float" office:value="1711" calcext:value-type="float">
            <text:p>171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48" calcext:value-type="float">
            <text:p>1748</text:p>
          </table:table-cell>
          <table:table-cell office:value-type="float" office:value="1708" calcext:value-type="float">
            <text:p>170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49" calcext:value-type="float">
            <text:p>1749</text:p>
          </table:table-cell>
          <table:table-cell office:value-type="float" office:value="1707" calcext:value-type="float">
            <text:p>1707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1707" calcext:value-type="float">
            <text:p>1707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float" office:value="1707" calcext:value-type="float">
            <text:p>1707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698" calcext:value-type="float">
            <text:p>1698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table:number-columns-repeated="10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GO-128MB'.D5:'GO-128MB'.E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GO-256MB'.G5:'GO-256MB'.H4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GO-512MB'.G5:'GO-512MB'.H8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GO-1024MB'.G5:'GO-1024MB'.H11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GO-2048MB'.G5:'GO-2048MB'.H5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 style:data-style-name="N2" text:time-value="17:48:29.25764897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3T19:10:59.284199721</dc:date>
    <meta:editing-duration>PT9H32M33S</meta:editing-duration>
    <meta:editing-cycles>28</meta:editing-cycles>
    <meta:generator>LibreOffice/5.1.6.2$Linux_X86_64 LibreOffice_project/10m0$Build-2</meta:generator>
    <meta:document-statistic meta:table-count="6" meta:cell-count="4840" meta:object-count="0"/>
  </office:meta>
</office:document-meta>
</file>